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7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2.34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2.06pt" fo:break-before="auto" style:use-optimal-row-height="true"/>
    </style:style>
    <style:style style:name="ro6" style:family="table-row">
      <style:table-row-properties style:row-height="30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（も、もう3時間も経っているのに・・・まだ撤去は<text:line-break/>　始まってすらいない・・・っ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（おしっこ・・・は、早くおしっこしないと・・・、が、<text:line-break/>　我慢が・・・っ！）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（ううぅ～～っ）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（もじもじもじ・・・そわそわもじもじ・・・っ////）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んぅっ、ぁぅ・・・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（だ、だめ・・・もうじっとしていられないわ・・・！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（お願いだから・・・お願いだから早く・・・この<text:line-break/>　部屋から出して・・・っ！）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（ト、トイレに行かせてっ！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研究員<text:line-break/>「救出班から連絡がありました。」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研究員<text:line-break/>「重機の搬入まで、あと1時間ほどかかる<text:line-break/>　そうです。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うっ、い・・・1時間・・・？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・・・・・・っ</text:p>
          </table:table-cell>
          <table:table-cell office:value-type="string" calcext:value-type="string">
            <text:p>Map098</text:p>
          </table:table-cell>
          <table:table-cell/>
          <table:table-cell office:value-type="string" calcext:value-type="string">
            <text:p>……</text:p>
          </table:table-cell>
        </table:table-row>
        <table:table-row table:style-name="ro6">
          <table:table-cell office:value-type="string" calcext:value-type="string">
            <text:p>研究員<text:line-break/>「あの・・・言うべきかどうか迷ったんですけど<text:line-break/>　・・・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研究員<text:line-break/>「やっぱり、トイレ・・・ですか？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！！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そ、そ、そんなことは・・・っ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研究員<text:line-break/>「もうその姿勢を見れば誰でも分かりますよ。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研究員<text:line-break/>「隠しているほうが辛いと思いますから・・・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・・・っ//////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研究員<text:line-break/>「とは言っても、この状況では救助されるまで<text:line-break/>　我慢するしかありませんけど・・・」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わ、分かってます・・・っ！///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20+02:00</meta:creation-date>
    <dc:date>2019-09-25T21:48:43.955000000</dc:date>
    <dc:title>Untitled Spreadsheet</dc:title>
    <dc:description/>
    <dc:subject/>
    <meta:keyword/>
    <meta:editing-duration>PT24S</meta:editing-duration>
    <meta:editing-cycles>1</meta:editing-cycles>
    <meta:document-statistic meta:table-count="1" meta:cell-count="23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